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30A0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3" table:default-cell-style-name="ce12"/>
        <table:table-column table:style-name="co3" table:default-cell-style-name="ce16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11">
            <text:p>Saga Ariane</text:p>
          </table:table-cell>
          <table:table-cell office:value-type="string" table:style-name="ce15">
            <text:p>Mt. Mugogwe (Elector)</text:p>
          </table:table-cell>
          <table:table-cell office:value-type="string" table:style-name="ce2">
            <text:p>Mt. Nyakabanda (Sulfura)</text:p>
          </table:table-cell>
          <table:table-cell table:number-columns-repeated="1637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 Bulbizarr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2 Herbizarr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3 Florizarre</text:p>
          </table:table-cell>
          <table:table-cell table:style-name="ce7"/>
          <table:table-cell table:style-name="ce5"/>
          <table:table-cell table:style-name="ce12"/>
          <table:table-cell office:value-type="string" table:style-name="ce17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 Salamèch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5 Reptincel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6 Dracaufeu</text:p>
          </table:table-cell>
          <table:table-cell table:style-name="ce7"/>
          <table:table-cell table:style-name="ce5"/>
          <table:table-cell table:style-name="ce12"/>
          <table:table-cell office:value-type="string" table:style-name="ce17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 Carapuc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8 Carabaff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9 Tortank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 Chenipan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11 Crisacier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12 Papillusion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 Aspicot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14 Coconfort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15 Dardargnant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6 Roucool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17 Roucoops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18 Roucarnage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9 Rattata</text:p>
          </table:table-cell>
          <table:table-cell table:style-name="ce7"/>
          <table:table-cell table:style-name="ce5"/>
          <table:table-cell table:style-name="ce12"/>
          <table:table-cell office:value-type="string" table:style-name="ce18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20 Rattatac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X, T</text:p>
          </table:table-cell>
          <table:table-cell office:value-type="string" table:style-name="ce2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1 Piafabec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22 Rapasdepic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3 Abo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24 Arbock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office:value-type="string" table:style-name="ce17">
            <text:p>T, 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5 Pikatchu</text:p>
          </table:table-cell>
          <table:table-cell table:style-name="ce7"/>
          <table:table-cell table:style-name="ce5"/>
          <table:table-cell table:style-name="ce12"/>
          <table:table-cell office:value-type="string" table:style-name="ce18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26 Raitchu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office:value-type="string" table:style-name="ce17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7 Sablette</text:p>
          </table:table-cell>
          <table:table-cell table:style-name="ce7"/>
          <table:table-cell table:style-name="ce5"/>
          <table:table-cell table:style-name="ce12"/>
          <table:table-cell office:value-type="string" table:style-name="ce18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28 Sablairau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X, T</text:p>
          </table:table-cell>
          <table:table-cell office:value-type="string" table:style-name="ce21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9 Nidoran F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30 Nidornina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31 Nodoqueen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office:value-type="string" table:style-name="ce17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2 Nidoran M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33 Nidorino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34 Nidoking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X, T</text:p>
          </table:table-cell>
          <table:table-cell office:value-type="string" table:style-name="ce2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5 Mélofé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36 Mélodelfe</text:p>
          </table:table-cell>
          <table:table-cell table:style-name="ce7"/>
          <table:table-cell table:style-name="ce5"/>
          <table:table-cell table:style-name="ce12"/>
          <table:table-cell office:value-type="string" table:style-name="ce17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7 Goupix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38 Feunard</text:p>
          </table:table-cell>
          <table:table-cell table:style-name="ce7"/>
          <table:table-cell table:style-name="ce5"/>
          <table:table-cell table:style-name="ce12"/>
          <table:table-cell office:value-type="string" table:style-name="ce17">
            <text:p>T</text:p>
          </table:table-cell>
          <table:table-cell office:value-type="string" table:style-name="ce19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9 Rondoudou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40 Grodoudou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1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1 Nosferapti</text:p>
          </table:table-cell>
          <table:table-cell table:style-name="ce7"/>
          <table:table-cell table:style-name="ce5"/>
          <table:table-cell table:style-name="ce12"/>
          <table:table-cell office:value-type="string" table:style-name="ce18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42 Nosferalto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, X</text:p>
          </table:table-cell>
          <table:table-cell office:value-type="string" table:style-name="ce19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3 Mystèrb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44 Ortid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45 Raflessia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6 Paras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47 Parasect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8 Mimitos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49 Aéromite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0 Taupiqueur</text:p>
          </table:table-cell>
          <table:table-cell table:style-name="ce7"/>
          <table:table-cell table:style-name="ce5"/>
          <table:table-cell table:style-name="ce12"/>
          <table:table-cell office:value-type="string" table:style-name="ce18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51 Triopiqueur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2 Miaouss</text:p>
          </table:table-cell>
          <table:table-cell table:style-name="ce7"/>
          <table:table-cell table:style-name="ce5"/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4 Psykokwak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55 Akwakwak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6 Férossing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57 Collosinge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8 Canninos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59 Arkanin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0 Ptitard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61 Têtart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62 Tartard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3 Abra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64 Kadabra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65 Alakazam</text:p>
          </table:table-cell>
          <table:table-cell table:style-name="ce7"/>
          <table:table-cell table:style-name="ce5"/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6 Machoc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67 Machopeur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68 Mackogneur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office:value-type="string" table:style-name="ce19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9 Chetiflor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70 Bousiflor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71 Empiflor</text:p>
          </table:table-cell>
          <table:table-cell table:style-name="ce7"/>
          <table:table-cell table:style-name="ce5"/>
          <table:table-cell table:style-name="ce12"/>
          <table:table-cell office:value-type="string" table:style-name="ce17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2 Tentacool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9">
            <text:p>73 Tentacruel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S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4 Racailloux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75 Gravalanch</text:p>
          </table:table-cell>
          <table:table-cell table:style-name="ce7"/>
          <table:table-cell table:style-name="ce5"/>
          <table:table-cell table:style-name="ce12"/>
          <table:table-cell office:value-type="string" table:style-name="ce18">
            <text:p>X</text:p>
          </table:table-cell>
          <table:table-cell office:value-type="string" table:style-name="ce19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76 Grolem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office:value-type="string" table:style-name="ce19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7 Ponyta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6">
            <text:p>78 Galopa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9 Ramoloss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80 Flagadoss</text:p>
          </table:table-cell>
          <table:table-cell table:style-name="ce7"/>
          <table:table-cell table:style-name="ce5"/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1 Magneti</text:p>
          </table:table-cell>
          <table:table-cell table:style-name="ce7"/>
          <table:table-cell table:style-name="ce5"/>
          <table:table-cell office:value-type="string" table:style-name="ce14">
            <text:p>X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82 magneton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X, T</text:p>
          </table:table-cell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3 Canartichaud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4 Doduo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85 Dodrio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6 Otaria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87 Lamantin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8 Tadmorv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89 Grostadmorv</text:p>
          </table:table-cell>
          <table:table-cell table:style-name="ce7"/>
          <table:table-cell table:style-name="ce5"/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0 Kokiyas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9">
            <text:p>91 Krustabri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2 Fantominus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93 Spectrum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5 Onix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6 Spoporifik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97 Hypnomade</text:p>
          </table:table-cell>
          <table:table-cell table:style-name="ce7"/>
          <table:table-cell table:style-name="ce5"/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8 Krabby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99 Kraboss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0 Voltorbe</text:p>
          </table:table-cell>
          <table:table-cell table:style-name="ce7"/>
          <table:table-cell table:style-name="ce5"/>
          <table:table-cell table:style-name="ce12"/>
          <table:table-cell office:value-type="string" table:style-name="ce18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01 Electrode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2 Noeunoeuf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103 Noadkoko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4 Oselait</text:p>
          </table:table-cell>
          <table:table-cell table:style-name="ce7"/>
          <table:table-cell table:style-name="ce5"/>
          <table:table-cell table:style-name="ce12"/>
          <table:table-cell office:value-type="string" table:style-name="ce18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05 Ossatueur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office:value-type="string" table:style-name="ce17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6 Kicklee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7 Tygnon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8 Exelangue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9 Smogo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110 Smogogo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1 Rinocorn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office:value-type="string" table:style-name="ce19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112 Rinoféros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office:value-type="string" table:style-name="ce19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3 Leveinard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4 Saquedeneu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7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1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6 Hypotremp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1">
            <text:p>117 Hypocean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8 Poissirène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 table:style-name="ce1"/>
        </table:table-row>
        <table:table-row table:style-name="ro1">
          <table:table-cell office:value-type="string" table:style-name="ce9">
            <text:p>119 Poissoroy</text:p>
          </table:table-cell>
          <table:table-cell table:style-name="ce7"/>
          <table:table-cell table:style-name="ce5"/>
          <table:table-cell table:style-name="ce12"/>
          <table:table-cell office:value-type="string" table:style-name="ce18">
            <text:p>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0 Stary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9">
            <text:p>121 Staross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office:value-type="string" table:style-name="ce18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2 M.Mime</text:p>
          </table:table-cell>
          <table:table-cell table:style-name="ce7"/>
          <table:table-cell table:style-name="ce5"/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3 Insécateur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4 Lipoutou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5 Electec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office:value-type="string" table:style-name="ce17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6 Magmar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7 Scarabrute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9 Magicarpe</text:p>
          </table:table-cell>
          <table:table-cell table:style-name="ce7"/>
          <table:table-cell table:style-name="ce5"/>
          <table:table-cell table:style-name="ce12"/>
          <table:table-cell office:value-type="string" table:style-name="ce18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30 Leviator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2 Metamorph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X ,T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3 Evoli</text:p>
          </table:table-cell>
          <table:table-cell table:style-name="ce7"/>
          <table:table-cell table:style-name="ce5"/>
          <table:table-cell office:value-type="string" table:style-name="ce14">
            <text:p>X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134 Aquali</text:p>
          </table:table-cell>
          <table:table-cell table:style-name="ce7"/>
          <table:table-cell table:style-name="ce5"/>
          <table:table-cell office:value-type="string" table:style-name="ce13">
            <text:p>X, T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135 Voltali</text:p>
          </table:table-cell>
          <table:table-cell table:style-name="ce7"/>
          <table:table-cell table:style-name="ce5"/>
          <table:table-cell office:value-type="string" table:style-name="ce14">
            <text:p>X</text:p>
          </table:table-cell>
          <table:table-cell office:value-type="string" table:style-name="ce17">
            <text:p>X, T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36 Pyroli</text:p>
          </table:table-cell>
          <table:table-cell table:style-name="ce7"/>
          <table:table-cell table:style-name="ce5"/>
          <table:table-cell office:value-type="string" table:style-name="ce14">
            <text:p>X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7 Porygon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8 Amonita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139 Amonistar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0 Kabuto</text:p>
          </table:table-cell>
          <table:table-cell table:style-name="ce7"/>
          <table:table-cell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office:value-type="string" table:style-name="ce6">
            <text:p>141 Kabutops</text:p>
          </table:table-cell>
          <table:table-cell table:style-name="ce8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5"/>
          <table:table-cell table:style-name="ce12"/>
          <table:table-cell table:style-name="ce1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47 Minidraco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148 Draco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149 Dracolosse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5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51 Mew</text:p>
          </table:table-cell>
          <table:table-cell table:number-columns-repeated="2" table:style-name="ce5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ekum</meta:initial-creator>
    <dc:creator>Dekum</dc:creator>
    <meta:creation-date>2022-06-25T07:22:25Z</meta:creation-date>
    <dc:date>2023-03-05T11:07:35Z</dc:date>
    <meta:editing-duration>PT0S</meta:editing-duration>
  </office:meta>
</office:document-meta>
</file>